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shapes>
          <draw:frame draw:z-index="0" draw:style-name="gr1" draw:text-style-name="P1" svg:width="7.0492in" svg:height="5.55in" svg:x="6.3583in" svg:y="5.9504in">
            <draw:object draw:notify-on-update-of-ranges="log.A1:log.A201 log.B1:log.B201 log.A1:log.A201 log.C1:log.C201 log.A1:log.A201 log.D1:log.D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0492in" svg:height="5.55in" svg:x="4.5831in" svg:y="0.1465in">
            <draw:object draw:notify-on-update-of-ranges="log.A1:log.A1254 log.B1:log.B1254 log.A1:log.A1254 log.C1:log.C1254 log.A1:log.A1254 log.D1:log.D12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.89" calcext:value-type="float">
            <text:p>534.89</text:p>
          </table:table-cell>
          <table:table-cell office:value-type="float" office:value="80" calcext:value-type="float">
            <text:p>80</text:p>
          </table:table-cell>
          <table:table-cell office:value-type="float" office:value="6887.987" calcext:value-type="float">
            <text:p>6887.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1.564" calcext:value-type="float">
            <text:p>521.564</text:p>
          </table:table-cell>
          <table:table-cell office:value-type="float" office:value="80" calcext:value-type="float">
            <text:p>80</text:p>
          </table:table-cell>
          <table:table-cell office:value-type="float" office:value="6894.493" calcext:value-type="float">
            <text:p>6894.4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4.035" calcext:value-type="float">
            <text:p>514.035</text:p>
          </table:table-cell>
          <table:table-cell office:value-type="float" office:value="80" calcext:value-type="float">
            <text:p>80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4.951" calcext:value-type="float">
            <text:p>504.951</text:p>
          </table:table-cell>
          <table:table-cell office:value-type="float" office:value="80" calcext:value-type="float">
            <text:p>80</text:p>
          </table:table-cell>
          <table:table-cell office:value-type="float" office:value="6908.008" calcext:value-type="float">
            <text:p>6908.0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7.097" calcext:value-type="float">
            <text:p>467.097</text:p>
          </table:table-cell>
          <table:table-cell office:value-type="float" office:value="80" calcext:value-type="float">
            <text:p>80</text:p>
          </table:table-cell>
          <table:table-cell office:value-type="float" office:value="6895.846" calcext:value-type="float">
            <text:p>6895.8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5.611" calcext:value-type="float">
            <text:p>455.611</text:p>
          </table:table-cell>
          <table:table-cell office:value-type="float" office:value="80" calcext:value-type="float">
            <text:p>80</text:p>
          </table:table-cell>
          <table:table-cell office:value-type="float" office:value="6902.352" calcext:value-type="float">
            <text:p>6902.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.02" calcext:value-type="float">
            <text:p>447.02</text:p>
          </table:table-cell>
          <table:table-cell office:value-type="float" office:value="80" calcext:value-type="float">
            <text:p>80</text:p>
          </table:table-cell>
          <table:table-cell office:value-type="float" office:value="6892.31" calcext:value-type="float">
            <text:p>6892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7.516" calcext:value-type="float">
            <text:p>437.516</text:p>
          </table:table-cell>
          <table:table-cell office:value-type="float" office:value="80" calcext:value-type="float">
            <text:p>80</text:p>
          </table:table-cell>
          <table:table-cell office:value-type="float" office:value="6882.797" calcext:value-type="float">
            <text:p>6882.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6.428" calcext:value-type="float">
            <text:p>386.428</text:p>
          </table:table-cell>
          <table:table-cell office:value-type="float" office:value="80" calcext:value-type="float">
            <text:p>80</text:p>
          </table:table-cell>
          <table:table-cell office:value-type="float" office:value="6889.305" calcext:value-type="float">
            <text:p>6889.3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6.428" calcext:value-type="float">
            <text:p>386.428</text:p>
          </table:table-cell>
          <table:table-cell office:value-type="float" office:value="80" calcext:value-type="float">
            <text:p>80</text:p>
          </table:table-cell>
          <table:table-cell office:value-type="float" office:value="6889.305" calcext:value-type="float">
            <text:p>6889.3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.349" calcext:value-type="float">
            <text:p>376.349</text:p>
          </table:table-cell>
          <table:table-cell office:value-type="float" office:value="80" calcext:value-type="float">
            <text:p>80</text:p>
          </table:table-cell>
          <table:table-cell office:value-type="float" office:value="6889.305" calcext:value-type="float">
            <text:p>6889.3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2.971" calcext:value-type="float">
            <text:p>372.971</text:p>
          </table:table-cell>
          <table:table-cell office:value-type="float" office:value="80" calcext:value-type="float">
            <text:p>80</text:p>
          </table:table-cell>
          <table:table-cell office:value-type="float" office:value="6879.792" calcext:value-type="float">
            <text:p>6879.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6.556" calcext:value-type="float">
            <text:p>366.556</text:p>
          </table:table-cell>
          <table:table-cell office:value-type="float" office:value="80" calcext:value-type="float">
            <text:p>80</text:p>
          </table:table-cell>
          <table:table-cell office:value-type="float" office:value="6886.298" calcext:value-type="float">
            <text:p>6886.2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9.134" calcext:value-type="float">
            <text:p>359.134</text:p>
          </table:table-cell>
          <table:table-cell office:value-type="float" office:value="80" calcext:value-type="float">
            <text:p>80</text:p>
          </table:table-cell>
          <table:table-cell office:value-type="float" office:value="6891.87" calcext:value-type="float">
            <text:p>6891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8.547" calcext:value-type="float">
            <text:p>358.547</text:p>
          </table:table-cell>
          <table:table-cell office:value-type="float" office:value="80" calcext:value-type="float">
            <text:p>80</text:p>
          </table:table-cell>
          <table:table-cell office:value-type="float" office:value="6905.571" calcext:value-type="float">
            <text:p>6905.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2.475" calcext:value-type="float">
            <text:p>352.475</text:p>
          </table:table-cell>
          <table:table-cell office:value-type="float" office:value="80" calcext:value-type="float">
            <text:p>80</text:p>
          </table:table-cell>
          <table:table-cell office:value-type="float" office:value="6911.143" calcext:value-type="float">
            <text:p>6911.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8.406" calcext:value-type="float">
            <text:p>348.406</text:p>
          </table:table-cell>
          <table:table-cell office:value-type="float" office:value="80" calcext:value-type="float">
            <text:p>80</text:p>
          </table:table-cell>
          <table:table-cell office:value-type="float" office:value="6901.783" calcext:value-type="float">
            <text:p>6901.7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7.868" calcext:value-type="float">
            <text:p>347.868</text:p>
          </table:table-cell>
          <table:table-cell office:value-type="float" office:value="80" calcext:value-type="float">
            <text:p>80</text:p>
          </table:table-cell>
          <table:table-cell office:value-type="float" office:value="6901.575" calcext:value-type="float">
            <text:p>6901.5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1.811" calcext:value-type="float">
            <text:p>331.811</text:p>
          </table:table-cell>
          <table:table-cell office:value-type="float" office:value="80" calcext:value-type="float">
            <text:p>80</text:p>
          </table:table-cell>
          <table:table-cell office:value-type="float" office:value="6889.588" calcext:value-type="float">
            <text:p>6889.5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.837" calcext:value-type="float">
            <text:p>330.837</text:p>
          </table:table-cell>
          <table:table-cell office:value-type="float" office:value="80" calcext:value-type="float">
            <text:p>80</text:p>
          </table:table-cell>
          <table:table-cell office:value-type="float" office:value="6883.889" calcext:value-type="float">
            <text:p>6883.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9.596" calcext:value-type="float">
            <text:p>329.596</text:p>
          </table:table-cell>
          <table:table-cell office:value-type="float" office:value="80" calcext:value-type="float">
            <text:p>80</text:p>
          </table:table-cell>
          <table:table-cell office:value-type="float" office:value="6878.233" calcext:value-type="float">
            <text:p>6878.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8.769" calcext:value-type="float">
            <text:p>328.769</text:p>
          </table:table-cell>
          <table:table-cell office:value-type="float" office:value="80" calcext:value-type="float">
            <text:p>80</text:p>
          </table:table-cell>
          <table:table-cell office:value-type="float" office:value="6890.395" calcext:value-type="float">
            <text:p>6890.3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8.809" calcext:value-type="float">
            <text:p>318.809</text:p>
          </table:table-cell>
          <table:table-cell office:value-type="float" office:value="80" calcext:value-type="float">
            <text:p>80</text:p>
          </table:table-cell>
          <table:table-cell office:value-type="float" office:value="6878.233" calcext:value-type="float">
            <text:p>6878.2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9.814" calcext:value-type="float">
            <text:p>289.814</text:p>
          </table:table-cell>
          <table:table-cell office:value-type="float" office:value="80" calcext:value-type="float">
            <text:p>80</text:p>
          </table:table-cell>
          <table:table-cell office:value-type="float" office:value="6884.739" calcext:value-type="float">
            <text:p>6884.73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.536" calcext:value-type="float">
            <text:p>278.536</text:p>
          </table:table-cell>
          <table:table-cell office:value-type="float" office:value="80" calcext:value-type="float">
            <text:p>80</text:p>
          </table:table-cell>
          <table:table-cell office:value-type="float" office:value="6891.748" calcext:value-type="float">
            <text:p>6891.7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78.08" calcext:value-type="float">
            <text:p>278.08</text:p>
          </table:table-cell>
          <table:table-cell office:value-type="float" office:value="80" calcext:value-type="float">
            <text:p>80</text:p>
          </table:table-cell>
          <table:table-cell office:value-type="float" office:value="6879.585" calcext:value-type="float">
            <text:p>6879.5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1.401" calcext:value-type="float">
            <text:p>271.401</text:p>
          </table:table-cell>
          <table:table-cell office:value-type="float" office:value="80" calcext:value-type="float">
            <text:p>80</text:p>
          </table:table-cell>
          <table:table-cell office:value-type="float" office:value="6885.241" calcext:value-type="float">
            <text:p>6885.2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3.195" calcext:value-type="float">
            <text:p>263.195</text:p>
          </table:table-cell>
          <table:table-cell office:value-type="float" office:value="80" calcext:value-type="float">
            <text:p>80</text:p>
          </table:table-cell>
          <table:table-cell office:value-type="float" office:value="6886.128" calcext:value-type="float">
            <text:p>6886.12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9.867" calcext:value-type="float">
            <text:p>249.867</text:p>
          </table:table-cell>
          <table:table-cell office:value-type="float" office:value="80" calcext:value-type="float">
            <text:p>80</text:p>
          </table:table-cell>
          <table:table-cell office:value-type="float" office:value="6901.421" calcext:value-type="float">
            <text:p>6901.4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6.466" calcext:value-type="float">
            <text:p>246.466</text:p>
          </table:table-cell>
          <table:table-cell office:value-type="float" office:value="80" calcext:value-type="float">
            <text:p>80</text:p>
          </table:table-cell>
          <table:table-cell office:value-type="float" office:value="6874.991" calcext:value-type="float">
            <text:p>6874.9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3.617" calcext:value-type="float">
            <text:p>243.617</text:p>
          </table:table-cell>
          <table:table-cell office:value-type="float" office:value="80" calcext:value-type="float">
            <text:p>80</text:p>
          </table:table-cell>
          <table:table-cell office:value-type="float" office:value="6868.484" calcext:value-type="float">
            <text:p>6868.48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0.409" calcext:value-type="float">
            <text:p>230.409</text:p>
          </table:table-cell>
          <table:table-cell office:value-type="float" office:value="80" calcext:value-type="float">
            <text:p>80</text:p>
          </table:table-cell>
          <table:table-cell office:value-type="float" office:value="6868.484" calcext:value-type="float">
            <text:p>6868.4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5.483" calcext:value-type="float">
            <text:p>225.483</text:p>
          </table:table-cell>
          <table:table-cell office:value-type="float" office:value="80" calcext:value-type="float">
            <text:p>80</text:p>
          </table:table-cell>
          <table:table-cell office:value-type="float" office:value="6874.815" calcext:value-type="float">
            <text:p>6874.8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5.638" calcext:value-type="float">
            <text:p>215.638</text:p>
          </table:table-cell>
          <table:table-cell office:value-type="float" office:value="80" calcext:value-type="float">
            <text:p>80</text:p>
          </table:table-cell>
          <table:table-cell office:value-type="float" office:value="6869.759" calcext:value-type="float">
            <text:p>6869.7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5.195" calcext:value-type="float">
            <text:p>205.195</text:p>
          </table:table-cell>
          <table:table-cell office:value-type="float" office:value="80" calcext:value-type="float">
            <text:p>80</text:p>
          </table:table-cell>
          <table:table-cell office:value-type="float" office:value="6857.597" calcext:value-type="float">
            <text:p>6857.5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6.605" calcext:value-type="float">
            <text:p>196.605</text:p>
          </table:table-cell>
          <table:table-cell office:value-type="float" office:value="80" calcext:value-type="float">
            <text:p>80</text:p>
          </table:table-cell>
          <table:table-cell office:value-type="float" office:value="6857.597" calcext:value-type="float">
            <text:p>6857.5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6.525" calcext:value-type="float">
            <text:p>196.525</text:p>
          </table:table-cell>
          <table:table-cell office:value-type="float" office:value="80" calcext:value-type="float">
            <text:p>80</text:p>
          </table:table-cell>
          <table:table-cell office:value-type="float" office:value="6857.597" calcext:value-type="float">
            <text:p>6857.5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8.212" calcext:value-type="float">
            <text:p>188.212</text:p>
          </table:table-cell>
          <table:table-cell office:value-type="float" office:value="80" calcext:value-type="float">
            <text:p>80</text:p>
          </table:table-cell>
          <table:table-cell office:value-type="float" office:value="6863.895" calcext:value-type="float">
            <text:p>6863.8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8.013" calcext:value-type="float">
            <text:p>188.013</text:p>
          </table:table-cell>
          <table:table-cell office:value-type="float" office:value="80" calcext:value-type="float">
            <text:p>80</text:p>
          </table:table-cell>
          <table:table-cell office:value-type="float" office:value="6863.895" calcext:value-type="float">
            <text:p>6863.8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5.016" calcext:value-type="float">
            <text:p>185.016</text:p>
          </table:table-cell>
          <table:table-cell office:value-type="float" office:value="80" calcext:value-type="float">
            <text:p>80</text:p>
          </table:table-cell>
          <table:table-cell office:value-type="float" office:value="6863.895" calcext:value-type="float">
            <text:p>6863.8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4.931" calcext:value-type="float">
            <text:p>184.931</text:p>
          </table:table-cell>
          <table:table-cell office:value-type="float" office:value="80" calcext:value-type="float">
            <text:p>80</text:p>
          </table:table-cell>
          <table:table-cell office:value-type="float" office:value="6864.782" calcext:value-type="float">
            <text:p>6864.7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4.596" calcext:value-type="float">
            <text:p>184.596</text:p>
          </table:table-cell>
          <table:table-cell office:value-type="float" office:value="80" calcext:value-type="float">
            <text:p>80</text:p>
          </table:table-cell>
          <table:table-cell office:value-type="float" office:value="6865.668" calcext:value-type="float">
            <text:p>6865.66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83.135" calcext:value-type="float">
            <text:p>183.135</text:p>
          </table:table-cell>
          <table:table-cell office:value-type="float" office:value="80" calcext:value-type="float">
            <text:p>80</text:p>
          </table:table-cell>
          <table:table-cell office:value-type="float" office:value="6857.552" calcext:value-type="float">
            <text:p>6857.5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2.845" calcext:value-type="float">
            <text:p>172.845</text:p>
          </table:table-cell>
          <table:table-cell office:value-type="float" office:value="80" calcext:value-type="float">
            <text:p>80</text:p>
          </table:table-cell>
          <table:table-cell office:value-type="float" office:value="6864.56" calcext:value-type="float">
            <text:p>6864.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2.845" calcext:value-type="float">
            <text:p>172.845</text:p>
          </table:table-cell>
          <table:table-cell office:value-type="float" office:value="80" calcext:value-type="float">
            <text:p>80</text:p>
          </table:table-cell>
          <table:table-cell office:value-type="float" office:value="6864.56" calcext:value-type="float">
            <text:p>6864.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1.697" calcext:value-type="float">
            <text:p>171.697</text:p>
          </table:table-cell>
          <table:table-cell office:value-type="float" office:value="80" calcext:value-type="float">
            <text:p>80</text:p>
          </table:table-cell>
          <table:table-cell office:value-type="float" office:value="6876.722" calcext:value-type="float">
            <text:p>6876.7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1.248" calcext:value-type="float">
            <text:p>161.248</text:p>
          </table:table-cell>
          <table:table-cell office:value-type="float" office:value="80" calcext:value-type="float">
            <text:p>80</text:p>
          </table:table-cell>
          <table:table-cell office:value-type="float" office:value="6882.378" calcext:value-type="float">
            <text:p>6882.3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9.298" calcext:value-type="float">
            <text:p>159.298</text:p>
          </table:table-cell>
          <table:table-cell office:value-type="float" office:value="80" calcext:value-type="float">
            <text:p>80</text:p>
          </table:table-cell>
          <table:table-cell office:value-type="float" office:value="6862.577" calcext:value-type="float">
            <text:p>6862.5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9.363" calcext:value-type="float">
            <text:p>149.363</text:p>
          </table:table-cell>
          <table:table-cell office:value-type="float" office:value="80" calcext:value-type="float">
            <text:p>80</text:p>
          </table:table-cell>
          <table:table-cell office:value-type="float" office:value="6869.283" calcext:value-type="float">
            <text:p>6869.2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9.317" calcext:value-type="float">
            <text:p>149.317</text:p>
          </table:table-cell>
          <table:table-cell office:value-type="float" office:value="80" calcext:value-type="float">
            <text:p>80</text:p>
          </table:table-cell>
          <table:table-cell office:value-type="float" office:value="6869.492" calcext:value-type="float">
            <text:p>6869.4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.794" calcext:value-type="float">
            <text:p>145.794</text:p>
          </table:table-cell>
          <table:table-cell office:value-type="float" office:value="80" calcext:value-type="float">
            <text:p>80</text:p>
          </table:table-cell>
          <table:table-cell office:value-type="float" office:value="6863.194" calcext:value-type="float">
            <text:p>6863.1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7.123" calcext:value-type="float">
            <text:p>127.123</text:p>
          </table:table-cell>
          <table:table-cell office:value-type="float" office:value="80" calcext:value-type="float">
            <text:p>80</text:p>
          </table:table-cell>
          <table:table-cell office:value-type="float" office:value="6877.105" calcext:value-type="float">
            <text:p>6877.1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6.929" calcext:value-type="float">
            <text:p>126.929</text:p>
          </table:table-cell>
          <table:table-cell office:value-type="float" office:value="80" calcext:value-type="float">
            <text:p>80</text:p>
          </table:table-cell>
          <table:table-cell office:value-type="float" office:value="6876.326" calcext:value-type="float">
            <text:p>6876.3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8.959" calcext:value-type="float">
            <text:p>108.959</text:p>
          </table:table-cell>
          <table:table-cell office:value-type="float" office:value="80" calcext:value-type="float">
            <text:p>80</text:p>
          </table:table-cell>
          <table:table-cell office:value-type="float" office:value="6877.213" calcext:value-type="float">
            <text:p>6877.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7.651" calcext:value-type="float">
            <text:p>107.651</text:p>
          </table:table-cell>
          <table:table-cell office:value-type="float" office:value="80" calcext:value-type="float">
            <text:p>80</text:p>
          </table:table-cell>
          <table:table-cell office:value-type="float" office:value="6870.627" calcext:value-type="float">
            <text:p>6870.6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4.718" calcext:value-type="float">
            <text:p>104.718</text:p>
          </table:table-cell>
          <table:table-cell office:value-type="float" office:value="80" calcext:value-type="float">
            <text:p>80</text:p>
          </table:table-cell>
          <table:table-cell office:value-type="float" office:value="6864.121" calcext:value-type="float">
            <text:p>6864.1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4.231" calcext:value-type="float">
            <text:p>104.231</text:p>
          </table:table-cell>
          <table:table-cell office:value-type="float" office:value="80" calcext:value-type="float">
            <text:p>80</text:p>
          </table:table-cell>
          <table:table-cell office:value-type="float" office:value="6864.121" calcext:value-type="float">
            <text:p>6864.1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4.231" calcext:value-type="float">
            <text:p>104.231</text:p>
          </table:table-cell>
          <table:table-cell office:value-type="float" office:value="80" calcext:value-type="float">
            <text:p>80</text:p>
          </table:table-cell>
          <table:table-cell office:value-type="float" office:value="6864.121" calcext:value-type="float">
            <text:p>6864.1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4.209" calcext:value-type="float">
            <text:p>104.209</text:p>
          </table:table-cell>
          <table:table-cell office:value-type="float" office:value="80" calcext:value-type="float">
            <text:p>80</text:p>
          </table:table-cell>
          <table:table-cell office:value-type="float" office:value="6864.121" calcext:value-type="float">
            <text:p>6864.12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8.771" calcext:value-type="float">
            <text:p>88.771</text:p>
          </table:table-cell>
          <table:table-cell office:value-type="float" office:value="80" calcext:value-type="float">
            <text:p>80</text:p>
          </table:table-cell>
          <table:table-cell office:value-type="float" office:value="6864.121" calcext:value-type="float">
            <text:p>6864.1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8.704" calcext:value-type="float">
            <text:p>88.704</text:p>
          </table:table-cell>
          <table:table-cell office:value-type="float" office:value="80" calcext:value-type="float">
            <text:p>80</text:p>
          </table:table-cell>
          <table:table-cell office:value-type="float" office:value="6864.799" calcext:value-type="float">
            <text:p>6864.79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3.171" calcext:value-type="float">
            <text:p>73.171</text:p>
          </table:table-cell>
          <table:table-cell office:value-type="float" office:value="80" calcext:value-type="float">
            <text:p>80</text:p>
          </table:table-cell>
          <table:table-cell office:value-type="float" office:value="6800.292" calcext:value-type="float">
            <text:p>6800.29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.169" calcext:value-type="float">
            <text:p>70.169</text:p>
          </table:table-cell>
          <table:table-cell office:value-type="float" office:value="80" calcext:value-type="float">
            <text:p>80</text:p>
          </table:table-cell>
          <table:table-cell office:value-type="float" office:value="6787.953" calcext:value-type="float">
            <text:p>6787.9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9.68" calcext:value-type="float">
            <text:p>69.68</text:p>
          </table:table-cell>
          <table:table-cell office:value-type="float" office:value="80" calcext:value-type="float">
            <text:p>80</text:p>
          </table:table-cell>
          <table:table-cell office:value-type="float" office:value="6787.953" calcext:value-type="float">
            <text:p>6787.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.643" calcext:value-type="float">
            <text:p>69.643</text:p>
          </table:table-cell>
          <table:table-cell office:value-type="float" office:value="80" calcext:value-type="float">
            <text:p>80</text:p>
          </table:table-cell>
          <table:table-cell office:value-type="float" office:value="6787.777" calcext:value-type="float">
            <text:p>6787.7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9.307" calcext:value-type="float">
            <text:p>69.307</text:p>
          </table:table-cell>
          <table:table-cell office:value-type="float" office:value="80" calcext:value-type="float">
            <text:p>80</text:p>
          </table:table-cell>
          <table:table-cell office:value-type="float" office:value="6786.89" calcext:value-type="float">
            <text:p>6786.8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.307" calcext:value-type="float">
            <text:p>69.307</text:p>
          </table:table-cell>
          <table:table-cell office:value-type="float" office:value="80" calcext:value-type="float">
            <text:p>80</text:p>
          </table:table-cell>
          <table:table-cell office:value-type="float" office:value="6786.89" calcext:value-type="float">
            <text:p>6786.8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.307" calcext:value-type="float">
            <text:p>69.307</text:p>
          </table:table-cell>
          <table:table-cell office:value-type="float" office:value="80" calcext:value-type="float">
            <text:p>80</text:p>
          </table:table-cell>
          <table:table-cell office:value-type="float" office:value="6786.89" calcext:value-type="float">
            <text:p>6786.8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.965" calcext:value-type="float">
            <text:p>68.965</text:p>
          </table:table-cell>
          <table:table-cell office:value-type="float" office:value="80" calcext:value-type="float">
            <text:p>80</text:p>
          </table:table-cell>
          <table:table-cell office:value-type="float" office:value="6787.099" calcext:value-type="float">
            <text:p>6787.09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8.965" calcext:value-type="float">
            <text:p>68.965</text:p>
          </table:table-cell>
          <table:table-cell office:value-type="float" office:value="80" calcext:value-type="float">
            <text:p>80</text:p>
          </table:table-cell>
          <table:table-cell office:value-type="float" office:value="6787.099" calcext:value-type="float">
            <text:p>6787.0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8.965" calcext:value-type="float">
            <text:p>68.965</text:p>
          </table:table-cell>
          <table:table-cell office:value-type="float" office:value="80" calcext:value-type="float">
            <text:p>80</text:p>
          </table:table-cell>
          <table:table-cell office:value-type="float" office:value="6787.099" calcext:value-type="float">
            <text:p>6787.0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6.912" calcext:value-type="float">
            <text:p>56.912</text:p>
          </table:table-cell>
          <table:table-cell office:value-type="float" office:value="80" calcext:value-type="float">
            <text:p>80</text:p>
          </table:table-cell>
          <table:table-cell office:value-type="float" office:value="6782.015" calcext:value-type="float">
            <text:p>6782.0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.912" calcext:value-type="float">
            <text:p>56.912</text:p>
          </table:table-cell>
          <table:table-cell office:value-type="float" office:value="80" calcext:value-type="float">
            <text:p>80</text:p>
          </table:table-cell>
          <table:table-cell office:value-type="float" office:value="6782.015" calcext:value-type="float">
            <text:p>6782.0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6.912" calcext:value-type="float">
            <text:p>56.912</text:p>
          </table:table-cell>
          <table:table-cell office:value-type="float" office:value="80" calcext:value-type="float">
            <text:p>80</text:p>
          </table:table-cell>
          <table:table-cell office:value-type="float" office:value="6782.015" calcext:value-type="float">
            <text:p>6782.0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.894" calcext:value-type="float">
            <text:p>56.894</text:p>
          </table:table-cell>
          <table:table-cell office:value-type="float" office:value="80" calcext:value-type="float">
            <text:p>80</text:p>
          </table:table-cell>
          <table:table-cell office:value-type="float" office:value="6782.015" calcext:value-type="float">
            <text:p>6782.0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.894" calcext:value-type="float">
            <text:p>56.894</text:p>
          </table:table-cell>
          <table:table-cell office:value-type="float" office:value="80" calcext:value-type="float">
            <text:p>80</text:p>
          </table:table-cell>
          <table:table-cell office:value-type="float" office:value="6782.015" calcext:value-type="float">
            <text:p>6782.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.813" calcext:value-type="float">
            <text:p>50.813</text:p>
          </table:table-cell>
          <table:table-cell office:value-type="float" office:value="80" calcext:value-type="float">
            <text:p>80</text:p>
          </table:table-cell>
          <table:table-cell office:value-type="float" office:value="6769.853" calcext:value-type="float">
            <text:p>6769.8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.813" calcext:value-type="float">
            <text:p>50.813</text:p>
          </table:table-cell>
          <table:table-cell office:value-type="float" office:value="80" calcext:value-type="float">
            <text:p>80</text:p>
          </table:table-cell>
          <table:table-cell office:value-type="float" office:value="6769.853" calcext:value-type="float">
            <text:p>6769.85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.01" calcext:value-type="float">
            <text:p>45.01</text:p>
          </table:table-cell>
          <table:table-cell office:value-type="float" office:value="80" calcext:value-type="float">
            <text:p>80</text:p>
          </table:table-cell>
          <table:table-cell office:value-type="float" office:value="6764.666" calcext:value-type="float">
            <text:p>6764.6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5.01" calcext:value-type="float">
            <text:p>45.01</text:p>
          </table:table-cell>
          <table:table-cell office:value-type="float" office:value="80" calcext:value-type="float">
            <text:p>80</text:p>
          </table:table-cell>
          <table:table-cell office:value-type="float" office:value="6764.666" calcext:value-type="float">
            <text:p>6764.6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5.01" calcext:value-type="float">
            <text:p>45.01</text:p>
          </table:table-cell>
          <table:table-cell office:value-type="float" office:value="80" calcext:value-type="float">
            <text:p>80</text:p>
          </table:table-cell>
          <table:table-cell office:value-type="float" office:value="6764.666" calcext:value-type="float">
            <text:p>6764.6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.241" calcext:value-type="float">
            <text:p>44.241</text:p>
          </table:table-cell>
          <table:table-cell office:value-type="float" office:value="80" calcext:value-type="float">
            <text:p>80</text:p>
          </table:table-cell>
          <table:table-cell office:value-type="float" office:value="6760.184" calcext:value-type="float">
            <text:p>6760.1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3.997" calcext:value-type="float">
            <text:p>43.997</text:p>
          </table:table-cell>
          <table:table-cell office:value-type="float" office:value="80" calcext:value-type="float">
            <text:p>80</text:p>
          </table:table-cell>
          <table:table-cell office:value-type="float" office:value="6760.393" calcext:value-type="float">
            <text:p>6760.3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.194" calcext:value-type="float">
            <text:p>43.194</text:p>
          </table:table-cell>
          <table:table-cell office:value-type="float" office:value="80" calcext:value-type="float">
            <text:p>80</text:p>
          </table:table-cell>
          <table:table-cell office:value-type="float" office:value="6756.836" calcext:value-type="float">
            <text:p>6756.8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3.085" calcext:value-type="float">
            <text:p>43.085</text:p>
          </table:table-cell>
          <table:table-cell office:value-type="float" office:value="80" calcext:value-type="float">
            <text:p>80</text:p>
          </table:table-cell>
          <table:table-cell office:value-type="float" office:value="6756.627" calcext:value-type="float">
            <text:p>6756.6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.892" calcext:value-type="float">
            <text:p>42.892</text:p>
          </table:table-cell>
          <table:table-cell office:value-type="float" office:value="80" calcext:value-type="float">
            <text:p>80</text:p>
          </table:table-cell>
          <table:table-cell office:value-type="float" office:value="6756.669" calcext:value-type="float">
            <text:p>6756.6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.447" calcext:value-type="float">
            <text:p>42.447</text:p>
          </table:table-cell>
          <table:table-cell office:value-type="float" office:value="80" calcext:value-type="float">
            <text:p>80</text:p>
          </table:table-cell>
          <table:table-cell office:value-type="float" office:value="6754.93" calcext:value-type="float">
            <text:p>6754.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2.447" calcext:value-type="float">
            <text:p>42.447</text:p>
          </table:table-cell>
          <table:table-cell office:value-type="float" office:value="80" calcext:value-type="float">
            <text:p>80</text:p>
          </table:table-cell>
          <table:table-cell office:value-type="float" office:value="6754.93" calcext:value-type="float">
            <text:p>6754.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2.447" calcext:value-type="float">
            <text:p>42.447</text:p>
          </table:table-cell>
          <table:table-cell office:value-type="float" office:value="80" calcext:value-type="float">
            <text:p>80</text:p>
          </table:table-cell>
          <table:table-cell office:value-type="float" office:value="6754.93" calcext:value-type="float">
            <text:p>6754.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2.447" calcext:value-type="float">
            <text:p>42.447</text:p>
          </table:table-cell>
          <table:table-cell office:value-type="float" office:value="80" calcext:value-type="float">
            <text:p>80</text:p>
          </table:table-cell>
          <table:table-cell office:value-type="float" office:value="6754.93" calcext:value-type="float">
            <text:p>6754.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2.291" calcext:value-type="float">
            <text:p>42.291</text:p>
          </table:table-cell>
          <table:table-cell office:value-type="float" office:value="80" calcext:value-type="float">
            <text:p>80</text:p>
          </table:table-cell>
          <table:table-cell office:value-type="float" office:value="6756.264" calcext:value-type="float">
            <text:p>6756.2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.291" calcext:value-type="float">
            <text:p>42.291</text:p>
          </table:table-cell>
          <table:table-cell office:value-type="float" office:value="80" calcext:value-type="float">
            <text:p>80</text:p>
          </table:table-cell>
          <table:table-cell office:value-type="float" office:value="6756.264" calcext:value-type="float">
            <text:p>6756.26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.291" calcext:value-type="float">
            <text:p>42.291</text:p>
          </table:table-cell>
          <table:table-cell office:value-type="float" office:value="80" calcext:value-type="float">
            <text:p>80</text:p>
          </table:table-cell>
          <table:table-cell office:value-type="float" office:value="6756.264" calcext:value-type="float">
            <text:p>6756.26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.291" calcext:value-type="float">
            <text:p>42.291</text:p>
          </table:table-cell>
          <table:table-cell office:value-type="float" office:value="80" calcext:value-type="float">
            <text:p>80</text:p>
          </table:table-cell>
          <table:table-cell office:value-type="float" office:value="6756.264" calcext:value-type="float">
            <text:p>6756.2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2.291" calcext:value-type="float">
            <text:p>42.291</text:p>
          </table:table-cell>
          <table:table-cell office:value-type="float" office:value="80" calcext:value-type="float">
            <text:p>80</text:p>
          </table:table-cell>
          <table:table-cell office:value-type="float" office:value="6756.264" calcext:value-type="float">
            <text:p>6756.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2.288" calcext:value-type="float">
            <text:p>42.288</text:p>
          </table:table-cell>
          <table:table-cell office:value-type="float" office:value="80" calcext:value-type="float">
            <text:p>80</text:p>
          </table:table-cell>
          <table:table-cell office:value-type="float" office:value="6756.055" calcext:value-type="float">
            <text:p>6756.05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2.053" calcext:value-type="float">
            <text:p>42.053</text:p>
          </table:table-cell>
          <table:table-cell office:value-type="float" office:value="80" calcext:value-type="float">
            <text:p>80</text:p>
          </table:table-cell>
          <table:table-cell office:value-type="float" office:value="6755.024" calcext:value-type="float">
            <text:p>6755.0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.053" calcext:value-type="float">
            <text:p>42.053</text:p>
          </table:table-cell>
          <table:table-cell office:value-type="float" office:value="80" calcext:value-type="float">
            <text:p>80</text:p>
          </table:table-cell>
          <table:table-cell office:value-type="float" office:value="6755.024" calcext:value-type="float">
            <text:p>6755.0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2.053" calcext:value-type="float">
            <text:p>42.053</text:p>
          </table:table-cell>
          <table:table-cell office:value-type="float" office:value="80" calcext:value-type="float">
            <text:p>80</text:p>
          </table:table-cell>
          <table:table-cell office:value-type="float" office:value="6755.024" calcext:value-type="float">
            <text:p>6755.0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2.053" calcext:value-type="float">
            <text:p>42.053</text:p>
          </table:table-cell>
          <table:table-cell office:value-type="float" office:value="80" calcext:value-type="float">
            <text:p>80</text:p>
          </table:table-cell>
          <table:table-cell office:value-type="float" office:value="6755.024" calcext:value-type="float">
            <text:p>6755.02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1.959" calcext:value-type="float">
            <text:p>41.959</text:p>
          </table:table-cell>
          <table:table-cell office:value-type="float" office:value="80" calcext:value-type="float">
            <text:p>80</text:p>
          </table:table-cell>
          <table:table-cell office:value-type="float" office:value="6754.815" calcext:value-type="float">
            <text:p>6754.81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2.491" calcext:value-type="float">
            <text:p>32.491</text:p>
          </table:table-cell>
          <table:table-cell office:value-type="float" office:value="80" calcext:value-type="float">
            <text:p>80</text:p>
          </table:table-cell>
          <table:table-cell office:value-type="float" office:value="6759.484" calcext:value-type="float">
            <text:p>6759.4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.365" calcext:value-type="float">
            <text:p>32.365</text:p>
          </table:table-cell>
          <table:table-cell office:value-type="float" office:value="80" calcext:value-type="float">
            <text:p>80</text:p>
          </table:table-cell>
          <table:table-cell office:value-type="float" office:value="6759.66" calcext:value-type="float">
            <text:p>6759.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.334" calcext:value-type="float">
            <text:p>32.334</text:p>
          </table:table-cell>
          <table:table-cell office:value-type="float" office:value="80" calcext:value-type="float">
            <text:p>80</text:p>
          </table:table-cell>
          <table:table-cell office:value-type="float" office:value="6759.869" calcext:value-type="float">
            <text:p>6759.8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2.234" calcext:value-type="float">
            <text:p>32.234</text:p>
          </table:table-cell>
          <table:table-cell office:value-type="float" office:value="80" calcext:value-type="float">
            <text:p>80</text:p>
          </table:table-cell>
          <table:table-cell office:value-type="float" office:value="6760.078" calcext:value-type="float">
            <text:p>6760.0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2.234" calcext:value-type="float">
            <text:p>32.234</text:p>
          </table:table-cell>
          <table:table-cell office:value-type="float" office:value="80" calcext:value-type="float">
            <text:p>80</text:p>
          </table:table-cell>
          <table:table-cell office:value-type="float" office:value="6760.078" calcext:value-type="float">
            <text:p>6760.0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.234" calcext:value-type="float">
            <text:p>32.234</text:p>
          </table:table-cell>
          <table:table-cell office:value-type="float" office:value="80" calcext:value-type="float">
            <text:p>80</text:p>
          </table:table-cell>
          <table:table-cell office:value-type="float" office:value="6760.078" calcext:value-type="float">
            <text:p>6760.0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2.234" calcext:value-type="float">
            <text:p>32.234</text:p>
          </table:table-cell>
          <table:table-cell office:value-type="float" office:value="80" calcext:value-type="float">
            <text:p>80</text:p>
          </table:table-cell>
          <table:table-cell office:value-type="float" office:value="6760.078" calcext:value-type="float">
            <text:p>6760.07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0.931" calcext:value-type="float">
            <text:p>30.931</text:p>
          </table:table-cell>
          <table:table-cell office:value-type="float" office:value="80" calcext:value-type="float">
            <text:p>80</text:p>
          </table:table-cell>
          <table:table-cell office:value-type="float" office:value="6756.622" calcext:value-type="float">
            <text:p>6756.62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30.833" calcext:value-type="float">
            <text:p>30.833</text:p>
          </table:table-cell>
          <table:table-cell office:value-type="float" office:value="80" calcext:value-type="float">
            <text:p>80</text:p>
          </table:table-cell>
          <table:table-cell office:value-type="float" office:value="6756.413" calcext:value-type="float">
            <text:p>6756.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0:56:19.7849086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5T10:56:41.264553076</dc:date>
    <meta:editing-duration>PT10M31S</meta:editing-duration>
    <meta:editing-cycles>2</meta:editing-cycles>
    <meta:generator>LibreOffice/7.3.3.2$Linux_X86_64 LibreOffice_project/30$Build-2</meta:generator>
    <meta:document-statistic meta:table-count="1" meta:cell-count="501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6cm" svg:height="14.098cm" xlink:href=".." xlink:type="simple" chart:class="chart:scatter" chart:style-name="ch1">
        <chart:legend chart:legend-position="end" svg:x="8.691cm" svg:y="0.949cm" style:legend-expansion="custom" svg:width="3.134cm" svg:height="2.496cm" style:legend-expansion-aspect-ratio="1.25560897435897" chart:style-name="ch2"/>
        <chart:plot-area chart:style-name="ch3" table:cell-range-address="log.A1:log.D201" chart:data-source-has-labels="row" svg:x="1.583cm" svg:y="0.392cm" svg:width="15.129cm" svg:height="13.053cm">
          <chart:coordinate-region svg:x="2.39cm" svg:y="0.591cm" svg:width="13.329cm" svg:height="12.207cm"/>
          <chart:axis chart:dimension="x" chart:name="primary-x" chart:style-name="ch4">
            <chart:title svg:x="8.428cm" svg:y="13.538cm" chart:style-name="ch5">
              <text:p>Itérations</text:p>
            </chart:title>
          </chart:axis>
          <chart:axis chart:dimension="y" chart:name="primary-y" chart:style-name="ch6">
            <chart:title svg:x="0.665cm" svg:y="8.999cm" chart:style-name="ch7">
              <text:p>f_employees and f_students</text:p>
            </chart:title>
            <chart:grid chart:style-name="ch8" chart:class="major"/>
          </chart:axis>
          <chart:axis chart:dimension="y" chart:name="secondary-y" chart:style-name="ch9">
            <chart:title svg:x="17.07cm" svg:y="7.623cm" chart:style-name="ch7">
              <text:p>f_sessad</text:p>
            </chart:title>
          </chart:axis>
          <chart:series chart:attached-axis="primary-y" chart:style-name="ch10" chart:values-cell-range-address="log.B1:log.B201" loext:label-string="f_eployees" chart:class="chart:scatter">
            <chart:domain table:cell-range-address="log.A1:log.A201"/>
            <chart:data-point chart:repeated="201"/>
          </chart:series>
          <chart:series chart:attached-axis="primary-y" chart:style-name="ch11" chart:values-cell-range-address="log.C1:log.C201" loext:label-string="f_students" chart:class="chart:scatter">
            <chart:data-point chart:repeated="201"/>
          </chart:series>
          <chart:series chart:attached-axis="secondary-y" chart:style-name="ch12" chart:values-cell-range-address="log.D1:log.D201" loext:label-string="f_sessad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201</svg:desc>
                </draw:g>
              </table:table-cell>
              <table:table-cell office:value-type="float" office:value="534.89">
                <text:p>534.89</text:p>
                <draw:g>
                  <svg:desc>log.B1:log.B201</svg:desc>
                </draw:g>
              </table:table-cell>
              <table:table-cell office:value-type="float" office:value="80">
                <text:p>80</text:p>
                <draw:g>
                  <svg:desc>log.C1:log.C201</svg:desc>
                </draw:g>
              </table:table-cell>
              <table:table-cell office:value-type="float" office:value="6887.987">
                <text:p>6887.987</text:p>
                <draw:g>
                  <svg:desc>log.D1:log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21.564">
                <text:p>521.564</text:p>
              </table:table-cell>
              <table:table-cell office:value-type="float" office:value="80">
                <text:p>80</text:p>
              </table:table-cell>
              <table:table-cell office:value-type="float" office:value="6894.493">
                <text:p>6894.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4.035">
                <text:p>514.035</text:p>
              </table:table-cell>
              <table:table-cell office:value-type="float" office:value="80">
                <text:p>80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4.951">
                <text:p>504.951</text:p>
              </table:table-cell>
              <table:table-cell office:value-type="float" office:value="80">
                <text:p>80</text:p>
              </table:table-cell>
              <table:table-cell office:value-type="float" office:value="6908.008">
                <text:p>6908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7.097">
                <text:p>467.097</text:p>
              </table:table-cell>
              <table:table-cell office:value-type="float" office:value="80">
                <text:p>80</text:p>
              </table:table-cell>
              <table:table-cell office:value-type="float" office:value="6895.846">
                <text:p>6895.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5.611">
                <text:p>455.611</text:p>
              </table:table-cell>
              <table:table-cell office:value-type="float" office:value="80">
                <text:p>80</text:p>
              </table:table-cell>
              <table:table-cell office:value-type="float" office:value="6902.352">
                <text:p>6902.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7.02">
                <text:p>447.02</text:p>
              </table:table-cell>
              <table:table-cell office:value-type="float" office:value="80">
                <text:p>80</text:p>
              </table:table-cell>
              <table:table-cell office:value-type="float" office:value="6892.31">
                <text:p>6892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7.516">
                <text:p>437.516</text:p>
              </table:table-cell>
              <table:table-cell office:value-type="float" office:value="80">
                <text:p>80</text:p>
              </table:table-cell>
              <table:table-cell office:value-type="float" office:value="6882.797">
                <text:p>6882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86.428">
                <text:p>386.428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6.428">
                <text:p>386.428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6.349">
                <text:p>376.349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2.971">
                <text:p>372.971</text:p>
              </table:table-cell>
              <table:table-cell office:value-type="float" office:value="80">
                <text:p>80</text:p>
              </table:table-cell>
              <table:table-cell office:value-type="float" office:value="6879.792">
                <text:p>6879.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6.556">
                <text:p>366.556</text:p>
              </table:table-cell>
              <table:table-cell office:value-type="float" office:value="80">
                <text:p>80</text:p>
              </table:table-cell>
              <table:table-cell office:value-type="float" office:value="6886.298">
                <text:p>6886.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9.134">
                <text:p>359.134</text:p>
              </table:table-cell>
              <table:table-cell office:value-type="float" office:value="80">
                <text:p>80</text:p>
              </table:table-cell>
              <table:table-cell office:value-type="float" office:value="6891.87">
                <text:p>6891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8.547">
                <text:p>358.547</text:p>
              </table:table-cell>
              <table:table-cell office:value-type="float" office:value="80">
                <text:p>80</text:p>
              </table:table-cell>
              <table:table-cell office:value-type="float" office:value="6905.571">
                <text:p>6905.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2.475">
                <text:p>352.475</text:p>
              </table:table-cell>
              <table:table-cell office:value-type="float" office:value="80">
                <text:p>80</text:p>
              </table:table-cell>
              <table:table-cell office:value-type="float" office:value="6911.143">
                <text:p>691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8.406">
                <text:p>348.406</text:p>
              </table:table-cell>
              <table:table-cell office:value-type="float" office:value="80">
                <text:p>80</text:p>
              </table:table-cell>
              <table:table-cell office:value-type="float" office:value="6901.783">
                <text:p>6901.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7.868">
                <text:p>347.868</text:p>
              </table:table-cell>
              <table:table-cell office:value-type="float" office:value="80">
                <text:p>80</text:p>
              </table:table-cell>
              <table:table-cell office:value-type="float" office:value="6901.575">
                <text:p>6901.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1.811">
                <text:p>331.811</text:p>
              </table:table-cell>
              <table:table-cell office:value-type="float" office:value="80">
                <text:p>80</text:p>
              </table:table-cell>
              <table:table-cell office:value-type="float" office:value="6889.588">
                <text:p>6889.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0.837">
                <text:p>330.837</text:p>
              </table:table-cell>
              <table:table-cell office:value-type="float" office:value="80">
                <text:p>80</text:p>
              </table:table-cell>
              <table:table-cell office:value-type="float" office:value="6883.889">
                <text:p>6883.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29.596">
                <text:p>329.596</text:p>
              </table:table-cell>
              <table:table-cell office:value-type="float" office:value="80">
                <text:p>80</text:p>
              </table:table-cell>
              <table:table-cell office:value-type="float" office:value="6878.233">
                <text:p>6878.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8.769">
                <text:p>328.769</text:p>
              </table:table-cell>
              <table:table-cell office:value-type="float" office:value="80">
                <text:p>80</text:p>
              </table:table-cell>
              <table:table-cell office:value-type="float" office:value="6890.395">
                <text:p>6890.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8.809">
                <text:p>318.809</text:p>
              </table:table-cell>
              <table:table-cell office:value-type="float" office:value="80">
                <text:p>80</text:p>
              </table:table-cell>
              <table:table-cell office:value-type="float" office:value="6878.233">
                <text:p>6878.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9.814">
                <text:p>289.814</text:p>
              </table:table-cell>
              <table:table-cell office:value-type="float" office:value="80">
                <text:p>80</text:p>
              </table:table-cell>
              <table:table-cell office:value-type="float" office:value="6884.739">
                <text:p>6884.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78.536">
                <text:p>278.536</text:p>
              </table:table-cell>
              <table:table-cell office:value-type="float" office:value="80">
                <text:p>80</text:p>
              </table:table-cell>
              <table:table-cell office:value-type="float" office:value="6891.748">
                <text:p>6891.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8.08">
                <text:p>278.08</text:p>
              </table:table-cell>
              <table:table-cell office:value-type="float" office:value="80">
                <text:p>80</text:p>
              </table:table-cell>
              <table:table-cell office:value-type="float" office:value="6879.585">
                <text:p>6879.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1.401">
                <text:p>271.401</text:p>
              </table:table-cell>
              <table:table-cell office:value-type="float" office:value="80">
                <text:p>80</text:p>
              </table:table-cell>
              <table:table-cell office:value-type="float" office:value="6885.241">
                <text:p>6885.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3.195">
                <text:p>263.195</text:p>
              </table:table-cell>
              <table:table-cell office:value-type="float" office:value="80">
                <text:p>80</text:p>
              </table:table-cell>
              <table:table-cell office:value-type="float" office:value="6886.128">
                <text:p>6886.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9.867">
                <text:p>249.867</text:p>
              </table:table-cell>
              <table:table-cell office:value-type="float" office:value="80">
                <text:p>80</text:p>
              </table:table-cell>
              <table:table-cell office:value-type="float" office:value="6901.421">
                <text:p>6901.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6.466">
                <text:p>246.466</text:p>
              </table:table-cell>
              <table:table-cell office:value-type="float" office:value="80">
                <text:p>80</text:p>
              </table:table-cell>
              <table:table-cell office:value-type="float" office:value="6874.991">
                <text:p>6874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3.617">
                <text:p>243.617</text:p>
              </table:table-cell>
              <table:table-cell office:value-type="float" office:value="80">
                <text:p>80</text:p>
              </table:table-cell>
              <table:table-cell office:value-type="float" office:value="6868.484">
                <text:p>6868.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30.409">
                <text:p>230.409</text:p>
              </table:table-cell>
              <table:table-cell office:value-type="float" office:value="80">
                <text:p>80</text:p>
              </table:table-cell>
              <table:table-cell office:value-type="float" office:value="6868.484">
                <text:p>6868.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25.483">
                <text:p>225.483</text:p>
              </table:table-cell>
              <table:table-cell office:value-type="float" office:value="80">
                <text:p>80</text:p>
              </table:table-cell>
              <table:table-cell office:value-type="float" office:value="6874.815">
                <text:p>6874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5.638">
                <text:p>215.638</text:p>
              </table:table-cell>
              <table:table-cell office:value-type="float" office:value="80">
                <text:p>80</text:p>
              </table:table-cell>
              <table:table-cell office:value-type="float" office:value="6869.759">
                <text:p>6869.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05.195">
                <text:p>205.19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6.605">
                <text:p>196.60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6.525">
                <text:p>196.52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8.212">
                <text:p>188.212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8.013">
                <text:p>188.013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5.016">
                <text:p>185.016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4.931">
                <text:p>184.931</text:p>
              </table:table-cell>
              <table:table-cell office:value-type="float" office:value="80">
                <text:p>80</text:p>
              </table:table-cell>
              <table:table-cell office:value-type="float" office:value="6864.782">
                <text:p>6864.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4.596">
                <text:p>184.596</text:p>
              </table:table-cell>
              <table:table-cell office:value-type="float" office:value="80">
                <text:p>80</text:p>
              </table:table-cell>
              <table:table-cell office:value-type="float" office:value="6865.668">
                <text:p>6865.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.135">
                <text:p>183.135</text:p>
              </table:table-cell>
              <table:table-cell office:value-type="float" office:value="80">
                <text:p>80</text:p>
              </table:table-cell>
              <table:table-cell office:value-type="float" office:value="6857.552">
                <text:p>6857.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2.845">
                <text:p>172.845</text:p>
              </table:table-cell>
              <table:table-cell office:value-type="float" office:value="80">
                <text:p>80</text:p>
              </table:table-cell>
              <table:table-cell office:value-type="float" office:value="6864.56">
                <text:p>686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2.845">
                <text:p>172.845</text:p>
              </table:table-cell>
              <table:table-cell office:value-type="float" office:value="80">
                <text:p>80</text:p>
              </table:table-cell>
              <table:table-cell office:value-type="float" office:value="6864.56">
                <text:p>6864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1.697">
                <text:p>171.697</text:p>
              </table:table-cell>
              <table:table-cell office:value-type="float" office:value="80">
                <text:p>80</text:p>
              </table:table-cell>
              <table:table-cell office:value-type="float" office:value="6876.722">
                <text:p>6876.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1.248">
                <text:p>161.248</text:p>
              </table:table-cell>
              <table:table-cell office:value-type="float" office:value="80">
                <text:p>80</text:p>
              </table:table-cell>
              <table:table-cell office:value-type="float" office:value="6882.378">
                <text:p>6882.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9.298">
                <text:p>159.298</text:p>
              </table:table-cell>
              <table:table-cell office:value-type="float" office:value="80">
                <text:p>80</text:p>
              </table:table-cell>
              <table:table-cell office:value-type="float" office:value="6862.577">
                <text:p>6862.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9.363">
                <text:p>149.363</text:p>
              </table:table-cell>
              <table:table-cell office:value-type="float" office:value="80">
                <text:p>80</text:p>
              </table:table-cell>
              <table:table-cell office:value-type="float" office:value="6869.283">
                <text:p>6869.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9.317">
                <text:p>149.317</text:p>
              </table:table-cell>
              <table:table-cell office:value-type="float" office:value="80">
                <text:p>80</text:p>
              </table:table-cell>
              <table:table-cell office:value-type="float" office:value="6869.492">
                <text:p>6869.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5.794">
                <text:p>145.794</text:p>
              </table:table-cell>
              <table:table-cell office:value-type="float" office:value="80">
                <text:p>80</text:p>
              </table:table-cell>
              <table:table-cell office:value-type="float" office:value="6863.194">
                <text:p>6863.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7.123">
                <text:p>127.123</text:p>
              </table:table-cell>
              <table:table-cell office:value-type="float" office:value="80">
                <text:p>80</text:p>
              </table:table-cell>
              <table:table-cell office:value-type="float" office:value="6877.105">
                <text:p>6877.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6.929">
                <text:p>126.929</text:p>
              </table:table-cell>
              <table:table-cell office:value-type="float" office:value="80">
                <text:p>80</text:p>
              </table:table-cell>
              <table:table-cell office:value-type="float" office:value="6876.326">
                <text:p>6876.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8.959">
                <text:p>108.959</text:p>
              </table:table-cell>
              <table:table-cell office:value-type="float" office:value="80">
                <text:p>80</text:p>
              </table:table-cell>
              <table:table-cell office:value-type="float" office:value="6877.213">
                <text:p>6877.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7.651">
                <text:p>107.651</text:p>
              </table:table-cell>
              <table:table-cell office:value-type="float" office:value="80">
                <text:p>80</text:p>
              </table:table-cell>
              <table:table-cell office:value-type="float" office:value="6870.627">
                <text:p>6870.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4.718">
                <text:p>104.718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4.231">
                <text:p>104.23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4.231">
                <text:p>104.23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4.209">
                <text:p>104.209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8.771">
                <text:p>88.77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8.704">
                <text:p>88.704</text:p>
              </table:table-cell>
              <table:table-cell office:value-type="float" office:value="80">
                <text:p>80</text:p>
              </table:table-cell>
              <table:table-cell office:value-type="float" office:value="6864.799">
                <text:p>6864.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3.171">
                <text:p>73.171</text:p>
              </table:table-cell>
              <table:table-cell office:value-type="float" office:value="80">
                <text:p>80</text:p>
              </table:table-cell>
              <table:table-cell office:value-type="float" office:value="6800.292">
                <text:p>6800.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0.169">
                <text:p>70.169</text:p>
              </table:table-cell>
              <table:table-cell office:value-type="float" office:value="80">
                <text:p>80</text:p>
              </table:table-cell>
              <table:table-cell office:value-type="float" office:value="6787.953">
                <text:p>6787.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9.68">
                <text:p>69.68</text:p>
              </table:table-cell>
              <table:table-cell office:value-type="float" office:value="80">
                <text:p>80</text:p>
              </table:table-cell>
              <table:table-cell office:value-type="float" office:value="6787.953">
                <text:p>6787.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9.643">
                <text:p>69.643</text:p>
              </table:table-cell>
              <table:table-cell office:value-type="float" office:value="80">
                <text:p>80</text:p>
              </table:table-cell>
              <table:table-cell office:value-type="float" office:value="6787.777">
                <text:p>6787.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6.894">
                <text:p>56.894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6.894">
                <text:p>56.894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0.813">
                <text:p>50.813</text:p>
              </table:table-cell>
              <table:table-cell office:value-type="float" office:value="80">
                <text:p>80</text:p>
              </table:table-cell>
              <table:table-cell office:value-type="float" office:value="6769.853">
                <text:p>6769.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0.813">
                <text:p>50.813</text:p>
              </table:table-cell>
              <table:table-cell office:value-type="float" office:value="80">
                <text:p>80</text:p>
              </table:table-cell>
              <table:table-cell office:value-type="float" office:value="6769.853">
                <text:p>6769.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4.241">
                <text:p>44.241</text:p>
              </table:table-cell>
              <table:table-cell office:value-type="float" office:value="80">
                <text:p>80</text:p>
              </table:table-cell>
              <table:table-cell office:value-type="float" office:value="6760.184">
                <text:p>6760.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3.997">
                <text:p>43.997</text:p>
              </table:table-cell>
              <table:table-cell office:value-type="float" office:value="80">
                <text:p>80</text:p>
              </table:table-cell>
              <table:table-cell office:value-type="float" office:value="6760.393">
                <text:p>6760.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3.194">
                <text:p>43.194</text:p>
              </table:table-cell>
              <table:table-cell office:value-type="float" office:value="80">
                <text:p>80</text:p>
              </table:table-cell>
              <table:table-cell office:value-type="float" office:value="6756.836">
                <text:p>6756.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2.892">
                <text:p>42.892</text:p>
              </table:table-cell>
              <table:table-cell office:value-type="float" office:value="80">
                <text:p>80</text:p>
              </table:table-cell>
              <table:table-cell office:value-type="float" office:value="6756.669">
                <text:p>6756.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2.491">
                <text:p>32.491</text:p>
              </table:table-cell>
              <table:table-cell office:value-type="float" office:value="80">
                <text:p>80</text:p>
              </table:table-cell>
              <table:table-cell office:value-type="float" office:value="6759.484">
                <text:p>6759.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2.365">
                <text:p>32.365</text:p>
              </table:table-cell>
              <table:table-cell office:value-type="float" office:value="80">
                <text:p>80</text:p>
              </table:table-cell>
              <table:table-cell office:value-type="float" office:value="6759.66">
                <text:p>6759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06cm" svg:height="14.098cm" xlink:href=".." xlink:type="simple" chart:class="chart:scatter" chart:style-name="ch1">
        <chart:legend chart:legend-position="end" svg:x="8.691cm" svg:y="0.949cm" style:legend-expansion="custom" svg:width="3.134cm" svg:height="2.496cm" style:legend-expansion-aspect-ratio="1.25560897435897" chart:style-name="ch2"/>
        <chart:plot-area chart:style-name="ch3" table:cell-range-address="log.A1:log.D1254" chart:data-source-has-labels="row" svg:x="1.583cm" svg:y="0.392cm" svg:width="15.129cm" svg:height="13.053cm">
          <chart:coordinate-region svg:x="2.39cm" svg:y="0.591cm" svg:width="13.329cm" svg:height="12.207cm"/>
          <chart:axis chart:dimension="x" chart:name="primary-x" chart:style-name="ch4">
            <chart:title svg:x="8.428cm" svg:y="13.538cm" chart:style-name="ch5">
              <text:p>Itérations</text:p>
            </chart:title>
          </chart:axis>
          <chart:axis chart:dimension="y" chart:name="primary-y" chart:style-name="ch6">
            <chart:title svg:x="0.665cm" svg:y="8.999cm" chart:style-name="ch7">
              <text:p>f_employees and f_students</text:p>
            </chart:title>
            <chart:grid chart:style-name="ch8" chart:class="major"/>
          </chart:axis>
          <chart:axis chart:dimension="y" chart:name="secondary-y" chart:style-name="ch9">
            <chart:title svg:x="17.07cm" svg:y="7.623cm" chart:style-name="ch7">
              <text:p>f_sessad</text:p>
            </chart:title>
          </chart:axis>
          <chart:series chart:attached-axis="primary-y" chart:style-name="ch10" chart:values-cell-range-address="log.B1:log.B1254" loext:label-string="f_eployees" chart:class="chart:scatter">
            <chart:domain table:cell-range-address="log.A1:log.A1254"/>
            <chart:data-point chart:repeated="1254"/>
          </chart:series>
          <chart:series chart:attached-axis="primary-y" chart:style-name="ch11" chart:values-cell-range-address="log.C1:log.C1254" loext:label-string="f_students" chart:class="chart:scatter">
            <chart:data-point chart:repeated="1254"/>
          </chart:series>
          <chart:series chart:attached-axis="secondary-y" chart:style-name="ch12" chart:values-cell-range-address="log.D1:log.D1254" loext:label-string="f_sessad" chart:class="chart:scatter">
            <chart:data-point chart:repeated="125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_eployees</text:p>
              </table:table-cell>
              <table:table-cell office:value-type="string">
                <text:p>f_students</text:p>
              </table:table-cell>
              <table:table-cell office:value-type="string">
                <text:p>f_sessa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g.A1:log.A1254</svg:desc>
                </draw:g>
              </table:table-cell>
              <table:table-cell office:value-type="float" office:value="534.89">
                <text:p>534.89</text:p>
                <draw:g>
                  <svg:desc>log.B1:log.B1254</svg:desc>
                </draw:g>
              </table:table-cell>
              <table:table-cell office:value-type="float" office:value="80">
                <text:p>80</text:p>
                <draw:g>
                  <svg:desc>log.C1:log.C1254</svg:desc>
                </draw:g>
              </table:table-cell>
              <table:table-cell office:value-type="float" office:value="6887.987">
                <text:p>6887.987</text:p>
                <draw:g>
                  <svg:desc>log.D1:log.D1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21.564">
                <text:p>521.564</text:p>
              </table:table-cell>
              <table:table-cell office:value-type="float" office:value="80">
                <text:p>80</text:p>
              </table:table-cell>
              <table:table-cell office:value-type="float" office:value="6894.493">
                <text:p>6894.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4.035">
                <text:p>514.035</text:p>
              </table:table-cell>
              <table:table-cell office:value-type="float" office:value="80">
                <text:p>80</text:p>
              </table:table-cell>
              <table:table-cell office:value-type="float" office:value="6901">
                <text:p>6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04.951">
                <text:p>504.951</text:p>
              </table:table-cell>
              <table:table-cell office:value-type="float" office:value="80">
                <text:p>80</text:p>
              </table:table-cell>
              <table:table-cell office:value-type="float" office:value="6908.008">
                <text:p>6908.0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67.097">
                <text:p>467.097</text:p>
              </table:table-cell>
              <table:table-cell office:value-type="float" office:value="80">
                <text:p>80</text:p>
              </table:table-cell>
              <table:table-cell office:value-type="float" office:value="6895.846">
                <text:p>6895.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55.611">
                <text:p>455.611</text:p>
              </table:table-cell>
              <table:table-cell office:value-type="float" office:value="80">
                <text:p>80</text:p>
              </table:table-cell>
              <table:table-cell office:value-type="float" office:value="6902.352">
                <text:p>6902.3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7.02">
                <text:p>447.02</text:p>
              </table:table-cell>
              <table:table-cell office:value-type="float" office:value="80">
                <text:p>80</text:p>
              </table:table-cell>
              <table:table-cell office:value-type="float" office:value="6892.31">
                <text:p>6892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37.516">
                <text:p>437.516</text:p>
              </table:table-cell>
              <table:table-cell office:value-type="float" office:value="80">
                <text:p>80</text:p>
              </table:table-cell>
              <table:table-cell office:value-type="float" office:value="6882.797">
                <text:p>6882.7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86.428">
                <text:p>386.428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6.428">
                <text:p>386.428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6.349">
                <text:p>376.349</text:p>
              </table:table-cell>
              <table:table-cell office:value-type="float" office:value="80">
                <text:p>80</text:p>
              </table:table-cell>
              <table:table-cell office:value-type="float" office:value="6889.305">
                <text:p>6889.3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2.971">
                <text:p>372.971</text:p>
              </table:table-cell>
              <table:table-cell office:value-type="float" office:value="80">
                <text:p>80</text:p>
              </table:table-cell>
              <table:table-cell office:value-type="float" office:value="6879.792">
                <text:p>6879.7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66.556">
                <text:p>366.556</text:p>
              </table:table-cell>
              <table:table-cell office:value-type="float" office:value="80">
                <text:p>80</text:p>
              </table:table-cell>
              <table:table-cell office:value-type="float" office:value="6886.298">
                <text:p>6886.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9.134">
                <text:p>359.134</text:p>
              </table:table-cell>
              <table:table-cell office:value-type="float" office:value="80">
                <text:p>80</text:p>
              </table:table-cell>
              <table:table-cell office:value-type="float" office:value="6891.87">
                <text:p>6891.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58.547">
                <text:p>358.547</text:p>
              </table:table-cell>
              <table:table-cell office:value-type="float" office:value="80">
                <text:p>80</text:p>
              </table:table-cell>
              <table:table-cell office:value-type="float" office:value="6905.571">
                <text:p>6905.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52.475">
                <text:p>352.475</text:p>
              </table:table-cell>
              <table:table-cell office:value-type="float" office:value="80">
                <text:p>80</text:p>
              </table:table-cell>
              <table:table-cell office:value-type="float" office:value="6911.143">
                <text:p>6911.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48.406">
                <text:p>348.406</text:p>
              </table:table-cell>
              <table:table-cell office:value-type="float" office:value="80">
                <text:p>80</text:p>
              </table:table-cell>
              <table:table-cell office:value-type="float" office:value="6901.783">
                <text:p>6901.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47.868">
                <text:p>347.868</text:p>
              </table:table-cell>
              <table:table-cell office:value-type="float" office:value="80">
                <text:p>80</text:p>
              </table:table-cell>
              <table:table-cell office:value-type="float" office:value="6901.575">
                <text:p>6901.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31.811">
                <text:p>331.811</text:p>
              </table:table-cell>
              <table:table-cell office:value-type="float" office:value="80">
                <text:p>80</text:p>
              </table:table-cell>
              <table:table-cell office:value-type="float" office:value="6889.588">
                <text:p>6889.5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30.837">
                <text:p>330.837</text:p>
              </table:table-cell>
              <table:table-cell office:value-type="float" office:value="80">
                <text:p>80</text:p>
              </table:table-cell>
              <table:table-cell office:value-type="float" office:value="6883.889">
                <text:p>6883.8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29.596">
                <text:p>329.596</text:p>
              </table:table-cell>
              <table:table-cell office:value-type="float" office:value="80">
                <text:p>80</text:p>
              </table:table-cell>
              <table:table-cell office:value-type="float" office:value="6878.233">
                <text:p>6878.2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28.769">
                <text:p>328.769</text:p>
              </table:table-cell>
              <table:table-cell office:value-type="float" office:value="80">
                <text:p>80</text:p>
              </table:table-cell>
              <table:table-cell office:value-type="float" office:value="6890.395">
                <text:p>6890.3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18.809">
                <text:p>318.809</text:p>
              </table:table-cell>
              <table:table-cell office:value-type="float" office:value="80">
                <text:p>80</text:p>
              </table:table-cell>
              <table:table-cell office:value-type="float" office:value="6878.233">
                <text:p>6878.2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9.814">
                <text:p>289.814</text:p>
              </table:table-cell>
              <table:table-cell office:value-type="float" office:value="80">
                <text:p>80</text:p>
              </table:table-cell>
              <table:table-cell office:value-type="float" office:value="6884.739">
                <text:p>6884.7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78.536">
                <text:p>278.536</text:p>
              </table:table-cell>
              <table:table-cell office:value-type="float" office:value="80">
                <text:p>80</text:p>
              </table:table-cell>
              <table:table-cell office:value-type="float" office:value="6891.748">
                <text:p>6891.7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78.08">
                <text:p>278.08</text:p>
              </table:table-cell>
              <table:table-cell office:value-type="float" office:value="80">
                <text:p>80</text:p>
              </table:table-cell>
              <table:table-cell office:value-type="float" office:value="6879.585">
                <text:p>6879.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1.401">
                <text:p>271.401</text:p>
              </table:table-cell>
              <table:table-cell office:value-type="float" office:value="80">
                <text:p>80</text:p>
              </table:table-cell>
              <table:table-cell office:value-type="float" office:value="6885.241">
                <text:p>6885.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63.195">
                <text:p>263.195</text:p>
              </table:table-cell>
              <table:table-cell office:value-type="float" office:value="80">
                <text:p>80</text:p>
              </table:table-cell>
              <table:table-cell office:value-type="float" office:value="6886.128">
                <text:p>6886.1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49.867">
                <text:p>249.867</text:p>
              </table:table-cell>
              <table:table-cell office:value-type="float" office:value="80">
                <text:p>80</text:p>
              </table:table-cell>
              <table:table-cell office:value-type="float" office:value="6901.421">
                <text:p>6901.4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46.466">
                <text:p>246.466</text:p>
              </table:table-cell>
              <table:table-cell office:value-type="float" office:value="80">
                <text:p>80</text:p>
              </table:table-cell>
              <table:table-cell office:value-type="float" office:value="6874.991">
                <text:p>6874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3.617">
                <text:p>243.617</text:p>
              </table:table-cell>
              <table:table-cell office:value-type="float" office:value="80">
                <text:p>80</text:p>
              </table:table-cell>
              <table:table-cell office:value-type="float" office:value="6868.484">
                <text:p>6868.4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30.409">
                <text:p>230.409</text:p>
              </table:table-cell>
              <table:table-cell office:value-type="float" office:value="80">
                <text:p>80</text:p>
              </table:table-cell>
              <table:table-cell office:value-type="float" office:value="6868.484">
                <text:p>6868.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25.483">
                <text:p>225.483</text:p>
              </table:table-cell>
              <table:table-cell office:value-type="float" office:value="80">
                <text:p>80</text:p>
              </table:table-cell>
              <table:table-cell office:value-type="float" office:value="6874.815">
                <text:p>6874.8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15.638">
                <text:p>215.638</text:p>
              </table:table-cell>
              <table:table-cell office:value-type="float" office:value="80">
                <text:p>80</text:p>
              </table:table-cell>
              <table:table-cell office:value-type="float" office:value="6869.759">
                <text:p>6869.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05.195">
                <text:p>205.19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6.605">
                <text:p>196.60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6.525">
                <text:p>196.525</text:p>
              </table:table-cell>
              <table:table-cell office:value-type="float" office:value="80">
                <text:p>80</text:p>
              </table:table-cell>
              <table:table-cell office:value-type="float" office:value="6857.597">
                <text:p>6857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88.212">
                <text:p>188.212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88.013">
                <text:p>188.013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85.016">
                <text:p>185.016</text:p>
              </table:table-cell>
              <table:table-cell office:value-type="float" office:value="80">
                <text:p>80</text:p>
              </table:table-cell>
              <table:table-cell office:value-type="float" office:value="6863.895">
                <text:p>6863.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84.931">
                <text:p>184.931</text:p>
              </table:table-cell>
              <table:table-cell office:value-type="float" office:value="80">
                <text:p>80</text:p>
              </table:table-cell>
              <table:table-cell office:value-type="float" office:value="6864.782">
                <text:p>6864.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84.596">
                <text:p>184.596</text:p>
              </table:table-cell>
              <table:table-cell office:value-type="float" office:value="80">
                <text:p>80</text:p>
              </table:table-cell>
              <table:table-cell office:value-type="float" office:value="6865.668">
                <text:p>6865.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83.135">
                <text:p>183.135</text:p>
              </table:table-cell>
              <table:table-cell office:value-type="float" office:value="80">
                <text:p>80</text:p>
              </table:table-cell>
              <table:table-cell office:value-type="float" office:value="6857.552">
                <text:p>6857.5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72.845">
                <text:p>172.845</text:p>
              </table:table-cell>
              <table:table-cell office:value-type="float" office:value="80">
                <text:p>80</text:p>
              </table:table-cell>
              <table:table-cell office:value-type="float" office:value="6864.56">
                <text:p>6864.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72.845">
                <text:p>172.845</text:p>
              </table:table-cell>
              <table:table-cell office:value-type="float" office:value="80">
                <text:p>80</text:p>
              </table:table-cell>
              <table:table-cell office:value-type="float" office:value="6864.56">
                <text:p>6864.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71.697">
                <text:p>171.697</text:p>
              </table:table-cell>
              <table:table-cell office:value-type="float" office:value="80">
                <text:p>80</text:p>
              </table:table-cell>
              <table:table-cell office:value-type="float" office:value="6876.722">
                <text:p>6876.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1.248">
                <text:p>161.248</text:p>
              </table:table-cell>
              <table:table-cell office:value-type="float" office:value="80">
                <text:p>80</text:p>
              </table:table-cell>
              <table:table-cell office:value-type="float" office:value="6882.378">
                <text:p>6882.3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59.298">
                <text:p>159.298</text:p>
              </table:table-cell>
              <table:table-cell office:value-type="float" office:value="80">
                <text:p>80</text:p>
              </table:table-cell>
              <table:table-cell office:value-type="float" office:value="6862.577">
                <text:p>6862.5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49.363">
                <text:p>149.363</text:p>
              </table:table-cell>
              <table:table-cell office:value-type="float" office:value="80">
                <text:p>80</text:p>
              </table:table-cell>
              <table:table-cell office:value-type="float" office:value="6869.283">
                <text:p>6869.2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49.317">
                <text:p>149.317</text:p>
              </table:table-cell>
              <table:table-cell office:value-type="float" office:value="80">
                <text:p>80</text:p>
              </table:table-cell>
              <table:table-cell office:value-type="float" office:value="6869.492">
                <text:p>6869.4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45.794">
                <text:p>145.794</text:p>
              </table:table-cell>
              <table:table-cell office:value-type="float" office:value="80">
                <text:p>80</text:p>
              </table:table-cell>
              <table:table-cell office:value-type="float" office:value="6863.194">
                <text:p>6863.1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27.123">
                <text:p>127.123</text:p>
              </table:table-cell>
              <table:table-cell office:value-type="float" office:value="80">
                <text:p>80</text:p>
              </table:table-cell>
              <table:table-cell office:value-type="float" office:value="6877.105">
                <text:p>6877.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26.929">
                <text:p>126.929</text:p>
              </table:table-cell>
              <table:table-cell office:value-type="float" office:value="80">
                <text:p>80</text:p>
              </table:table-cell>
              <table:table-cell office:value-type="float" office:value="6876.326">
                <text:p>6876.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8.959">
                <text:p>108.959</text:p>
              </table:table-cell>
              <table:table-cell office:value-type="float" office:value="80">
                <text:p>80</text:p>
              </table:table-cell>
              <table:table-cell office:value-type="float" office:value="6877.213">
                <text:p>6877.2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7.651">
                <text:p>107.651</text:p>
              </table:table-cell>
              <table:table-cell office:value-type="float" office:value="80">
                <text:p>80</text:p>
              </table:table-cell>
              <table:table-cell office:value-type="float" office:value="6870.627">
                <text:p>6870.6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4.718">
                <text:p>104.718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4.231">
                <text:p>104.23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4.231">
                <text:p>104.23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4.209">
                <text:p>104.209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8.771">
                <text:p>88.771</text:p>
              </table:table-cell>
              <table:table-cell office:value-type="float" office:value="80">
                <text:p>80</text:p>
              </table:table-cell>
              <table:table-cell office:value-type="float" office:value="6864.121">
                <text:p>6864.1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8.704">
                <text:p>88.704</text:p>
              </table:table-cell>
              <table:table-cell office:value-type="float" office:value="80">
                <text:p>80</text:p>
              </table:table-cell>
              <table:table-cell office:value-type="float" office:value="6864.799">
                <text:p>6864.7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3.171">
                <text:p>73.171</text:p>
              </table:table-cell>
              <table:table-cell office:value-type="float" office:value="80">
                <text:p>80</text:p>
              </table:table-cell>
              <table:table-cell office:value-type="float" office:value="6800.292">
                <text:p>6800.2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70.169">
                <text:p>70.169</text:p>
              </table:table-cell>
              <table:table-cell office:value-type="float" office:value="80">
                <text:p>80</text:p>
              </table:table-cell>
              <table:table-cell office:value-type="float" office:value="6787.953">
                <text:p>6787.9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9.68">
                <text:p>69.68</text:p>
              </table:table-cell>
              <table:table-cell office:value-type="float" office:value="80">
                <text:p>80</text:p>
              </table:table-cell>
              <table:table-cell office:value-type="float" office:value="6787.953">
                <text:p>6787.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9.643">
                <text:p>69.643</text:p>
              </table:table-cell>
              <table:table-cell office:value-type="float" office:value="80">
                <text:p>80</text:p>
              </table:table-cell>
              <table:table-cell office:value-type="float" office:value="6787.777">
                <text:p>6787.7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9.307">
                <text:p>69.307</text:p>
              </table:table-cell>
              <table:table-cell office:value-type="float" office:value="80">
                <text:p>80</text:p>
              </table:table-cell>
              <table:table-cell office:value-type="float" office:value="6786.89">
                <text:p>6786.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8.965">
                <text:p>68.965</text:p>
              </table:table-cell>
              <table:table-cell office:value-type="float" office:value="80">
                <text:p>80</text:p>
              </table:table-cell>
              <table:table-cell office:value-type="float" office:value="6787.099">
                <text:p>6787.0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6.912">
                <text:p>56.912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6.894">
                <text:p>56.894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6.894">
                <text:p>56.894</text:p>
              </table:table-cell>
              <table:table-cell office:value-type="float" office:value="80">
                <text:p>80</text:p>
              </table:table-cell>
              <table:table-cell office:value-type="float" office:value="6782.015">
                <text:p>6782.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0.813">
                <text:p>50.813</text:p>
              </table:table-cell>
              <table:table-cell office:value-type="float" office:value="80">
                <text:p>80</text:p>
              </table:table-cell>
              <table:table-cell office:value-type="float" office:value="6769.853">
                <text:p>6769.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0.813">
                <text:p>50.813</text:p>
              </table:table-cell>
              <table:table-cell office:value-type="float" office:value="80">
                <text:p>80</text:p>
              </table:table-cell>
              <table:table-cell office:value-type="float" office:value="6769.853">
                <text:p>6769.8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5.01">
                <text:p>45.01</text:p>
              </table:table-cell>
              <table:table-cell office:value-type="float" office:value="80">
                <text:p>80</text:p>
              </table:table-cell>
              <table:table-cell office:value-type="float" office:value="6764.666">
                <text:p>6764.6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4.241">
                <text:p>44.241</text:p>
              </table:table-cell>
              <table:table-cell office:value-type="float" office:value="80">
                <text:p>80</text:p>
              </table:table-cell>
              <table:table-cell office:value-type="float" office:value="6760.184">
                <text:p>6760.1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3.997">
                <text:p>43.997</text:p>
              </table:table-cell>
              <table:table-cell office:value-type="float" office:value="80">
                <text:p>80</text:p>
              </table:table-cell>
              <table:table-cell office:value-type="float" office:value="6760.393">
                <text:p>6760.3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3.194">
                <text:p>43.194</text:p>
              </table:table-cell>
              <table:table-cell office:value-type="float" office:value="80">
                <text:p>80</text:p>
              </table:table-cell>
              <table:table-cell office:value-type="float" office:value="6756.836">
                <text:p>6756.8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3.085">
                <text:p>43.085</text:p>
              </table:table-cell>
              <table:table-cell office:value-type="float" office:value="80">
                <text:p>80</text:p>
              </table:table-cell>
              <table:table-cell office:value-type="float" office:value="6756.627">
                <text:p>6756.6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2.892">
                <text:p>42.892</text:p>
              </table:table-cell>
              <table:table-cell office:value-type="float" office:value="80">
                <text:p>80</text:p>
              </table:table-cell>
              <table:table-cell office:value-type="float" office:value="6756.669">
                <text:p>6756.6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2.447">
                <text:p>42.447</text:p>
              </table:table-cell>
              <table:table-cell office:value-type="float" office:value="80">
                <text:p>80</text:p>
              </table:table-cell>
              <table:table-cell office:value-type="float" office:value="6754.93">
                <text:p>6754.9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2.291">
                <text:p>42.291</text:p>
              </table:table-cell>
              <table:table-cell office:value-type="float" office:value="80">
                <text:p>80</text:p>
              </table:table-cell>
              <table:table-cell office:value-type="float" office:value="6756.264">
                <text:p>6756.2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2.288">
                <text:p>42.288</text:p>
              </table:table-cell>
              <table:table-cell office:value-type="float" office:value="80">
                <text:p>80</text:p>
              </table:table-cell>
              <table:table-cell office:value-type="float" office:value="6756.055">
                <text:p>6756.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2.053">
                <text:p>42.053</text:p>
              </table:table-cell>
              <table:table-cell office:value-type="float" office:value="80">
                <text:p>80</text:p>
              </table:table-cell>
              <table:table-cell office:value-type="float" office:value="6755.024">
                <text:p>6755.0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1.959">
                <text:p>41.959</text:p>
              </table:table-cell>
              <table:table-cell office:value-type="float" office:value="80">
                <text:p>80</text:p>
              </table:table-cell>
              <table:table-cell office:value-type="float" office:value="6754.815">
                <text:p>6754.8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32.491">
                <text:p>32.491</text:p>
              </table:table-cell>
              <table:table-cell office:value-type="float" office:value="80">
                <text:p>80</text:p>
              </table:table-cell>
              <table:table-cell office:value-type="float" office:value="6759.484">
                <text:p>6759.4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2.365">
                <text:p>32.365</text:p>
              </table:table-cell>
              <table:table-cell office:value-type="float" office:value="80">
                <text:p>80</text:p>
              </table:table-cell>
              <table:table-cell office:value-type="float" office:value="6759.66">
                <text:p>6759.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32.334">
                <text:p>32.334</text:p>
              </table:table-cell>
              <table:table-cell office:value-type="float" office:value="80">
                <text:p>80</text:p>
              </table:table-cell>
              <table:table-cell office:value-type="float" office:value="6759.869">
                <text:p>6759.8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2.234">
                <text:p>32.234</text:p>
              </table:table-cell>
              <table:table-cell office:value-type="float" office:value="80">
                <text:p>80</text:p>
              </table:table-cell>
              <table:table-cell office:value-type="float" office:value="6760.078">
                <text:p>6760.0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0.931">
                <text:p>30.931</text:p>
              </table:table-cell>
              <table:table-cell office:value-type="float" office:value="80">
                <text:p>80</text:p>
              </table:table-cell>
              <table:table-cell office:value-type="float" office:value="6756.622">
                <text:p>6756.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56">
                <text:p>10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57">
                <text:p>10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58">
                <text:p>10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59">
                <text:p>10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60">
                <text:p>10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61">
                <text:p>10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62">
                <text:p>10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64">
                <text:p>10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65">
                <text:p>10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66">
                <text:p>10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67">
                <text:p>10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68">
                <text:p>10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69">
                <text:p>10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70">
                <text:p>10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71">
                <text:p>10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72">
                <text:p>10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73">
                <text:p>10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74">
                <text:p>10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75">
                <text:p>10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76">
                <text:p>10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77">
                <text:p>10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78">
                <text:p>10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79">
                <text:p>10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80">
                <text:p>10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1">
                <text:p>10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82">
                <text:p>10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83">
                <text:p>10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84">
                <text:p>10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85">
                <text:p>10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86">
                <text:p>10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87">
                <text:p>10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88">
                <text:p>10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89">
                <text:p>10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90">
                <text:p>10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91">
                <text:p>10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92">
                <text:p>10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93">
                <text:p>10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94">
                <text:p>10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95">
                <text:p>10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96">
                <text:p>10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97">
                <text:p>10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98">
                <text:p>10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99">
                <text:p>10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00">
                <text:p>11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01">
                <text:p>11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02">
                <text:p>11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3">
                <text:p>11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04">
                <text:p>11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05">
                <text:p>11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06">
                <text:p>11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07">
                <text:p>11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08">
                <text:p>11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09">
                <text:p>11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10">
                <text:p>11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11">
                <text:p>11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12">
                <text:p>11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13">
                <text:p>11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14">
                <text:p>11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15">
                <text:p>11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16">
                <text:p>11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17">
                <text:p>11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18">
                <text:p>11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19">
                <text:p>11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20">
                <text:p>11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21">
                <text:p>11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22">
                <text:p>11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23">
                <text:p>11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24">
                <text:p>11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25">
                <text:p>11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26">
                <text:p>11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27">
                <text:p>11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28">
                <text:p>11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29">
                <text:p>11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30">
                <text:p>11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31">
                <text:p>11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32">
                <text:p>11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33">
                <text:p>11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34">
                <text:p>11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35">
                <text:p>11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36">
                <text:p>11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37">
                <text:p>11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38">
                <text:p>11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39">
                <text:p>11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40">
                <text:p>11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41">
                <text:p>11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42">
                <text:p>11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43">
                <text:p>11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44">
                <text:p>11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45">
                <text:p>11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46">
                <text:p>11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47">
                <text:p>11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48">
                <text:p>11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49">
                <text:p>11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50">
                <text:p>11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51">
                <text:p>11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52">
                <text:p>11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53">
                <text:p>11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54">
                <text:p>115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55">
                <text:p>115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56">
                <text:p>115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57">
                <text:p>115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58">
                <text:p>115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59">
                <text:p>115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60">
                <text:p>116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61">
                <text:p>116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62">
                <text:p>116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63">
                <text:p>116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64">
                <text:p>116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65">
                <text:p>116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66">
                <text:p>116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67">
                <text:p>116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68">
                <text:p>116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69">
                <text:p>116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70">
                <text:p>117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71">
                <text:p>117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72">
                <text:p>117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73">
                <text:p>117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74">
                <text:p>117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75">
                <text:p>117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76">
                <text:p>117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77">
                <text:p>117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78">
                <text:p>117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79">
                <text:p>117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80">
                <text:p>118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81">
                <text:p>118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82">
                <text:p>118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83">
                <text:p>118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84">
                <text:p>118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85">
                <text:p>118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86">
                <text:p>118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87">
                <text:p>118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88">
                <text:p>118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89">
                <text:p>118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90">
                <text:p>119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91">
                <text:p>119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92">
                <text:p>119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93">
                <text:p>119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94">
                <text:p>119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95">
                <text:p>119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96">
                <text:p>119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97">
                <text:p>119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98">
                <text:p>119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99">
                <text:p>119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00">
                <text:p>120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01">
                <text:p>120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02">
                <text:p>120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03">
                <text:p>120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04">
                <text:p>120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05">
                <text:p>120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06">
                <text:p>120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07">
                <text:p>120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08">
                <text:p>120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09">
                <text:p>120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10">
                <text:p>121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11">
                <text:p>121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2">
                <text:p>121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13">
                <text:p>121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14">
                <text:p>121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15">
                <text:p>121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16">
                <text:p>121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17">
                <text:p>121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18">
                <text:p>121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19">
                <text:p>121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20">
                <text:p>122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21">
                <text:p>122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22">
                <text:p>122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23">
                <text:p>122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24">
                <text:p>122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5">
                <text:p>122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26">
                <text:p>122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27">
                <text:p>122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28">
                <text:p>122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29">
                <text:p>122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30">
                <text:p>123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31">
                <text:p>123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32">
                <text:p>123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33">
                <text:p>123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34">
                <text:p>123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35">
                <text:p>123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36">
                <text:p>123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37">
                <text:p>123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38">
                <text:p>123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9">
                <text:p>123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40">
                <text:p>124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41">
                <text:p>124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42">
                <text:p>124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43">
                <text:p>124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44">
                <text:p>1244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45">
                <text:p>1245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46">
                <text:p>1246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47">
                <text:p>1247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48">
                <text:p>1248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49">
                <text:p>1249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50">
                <text:p>1250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51">
                <text:p>1251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52">
                <text:p>1252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53">
                <text:p>1253</text:p>
              </table:table-cell>
              <table:table-cell office:value-type="float" office:value="30.833">
                <text:p>30.833</text:p>
              </table:table-cell>
              <table:table-cell office:value-type="float" office:value="80">
                <text:p>80</text:p>
              </table:table-cell>
              <table:table-cell office:value-type="float" office:value="6756.413">
                <text:p>6756.4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